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fill="none" draw:textarea-vertical-align="middle"/>
    </style:style>
    <style:style style:name="gr3" style:family="graphic" style:parent-style-name="standard">
      <style:graphic-properties draw:stroke="dash" draw:stroke-dash="Ultrafine_20_Dashed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fo:min-height="5.7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5.207cm" svg:height="3.302cm" svg:x="1.508cm" svg:y="5.445cm">
          <text:p text:style-name="P1">Memo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302cm" svg:x="7.35cm" svg:y="5.445cm">
          <text:p text:style-name="P1">VDP registers + personali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302cm" svg:x="18.145cm" svg:y="5.445cm">
          <text:p text:style-name="P1">Video renderer + tim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683cm" svg:height="1.651cm" svg:x="13.129cm" svg:y="4.048cm">
          <text:p text:style-name="P2"><text:span text:style-name="T1">register chan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683cm" svg:height="1.651cm" svg:x="13.129cm" svg:y="8.493cm">
          <text:p text:style-name="P2"><text:span text:style-name="T1"><text:s/></text:span><text:span text:style-name="T1">memory chan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.383cm" svg:y1="4.048cm" svg:x2="17.383cm" svg:y2="10.144cm">
          <text:p/>
        </draw:line>
        <draw:custom-shape draw:style-name="gr3" draw:text-style-name="P2" draw:layer="layout" svg:width="5.842cm" svg:height="2.667cm" svg:x="14.462cm" svg:y="10.779cm">
          <text:p text:style-name="P1"><text:span text:style-name="T1">Native:</text:span><text:span text:style-name="T1"><text:line-break/></text:span><text:span text:style-name="T1">listener from engine to GUI</text:span></text:p>
          <text:p text:style-name="P1"><text:span text:style-name="T1"/></text:p>
          <text:p text:style-name="P1"><text:span text:style-name="T1">TCF:</text:span></text:p>
          <text:p text:style-name="P1"><text:span text:style-name="T1">listener + Video event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683cm" svg:height="1.651cm" svg:x="13.129cm" svg:y="6.271cm">
          <text:p text:style-name="P2"><text:span text:style-name="T1">VDP mode chan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24.257cm" svg:height="5.965cm" svg:x="2.016cm" svg:y="14.589cm">
          <draw:text-box>
            <text:p text:style-name="P3"><text:span text:style-name="T2">On engine side, VDP handler handles memory masking, registers, interrupts, and acceleration (V9938). <text:s/></text:span></text:p>
            <text:p text:style-name="P3"><text:span text:style-name="T2"/></text:p>
            <text:p text:style-name="P3"><text:span text:style-name="T2">On GUI side, renderer interprets register, memory, and mode changes to construct a representation of the video, updated e.g. 60 times a second. <text:s/>It needs a model of the video chip to do this (or the “mode change” info passed from the engine needs to be descriptive enough to represent this in an abstract model).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W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Code2000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 Swartz</meta:initial-creator>
    <meta:creation-date>2011-12-11T08:45:32</meta:creation-date>
    <dc:date>2011-12-11T09:18:11</dc:date>
    <dc:creator>Ed Swartz</dc:creator>
    <meta:editing-duration>PT17M29S</meta:editing-duration>
    <meta:editing-cycles>4</meta:editing-cycles>
    <meta:generator>LibreOffice/3.4$Unix LibreOffice_project/340m1$Build-402</meta:generator>
    <meta:document-statistic meta:object-count="9"/>
  </office:meta>
</office:document-meta>
</file>